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2" style:family="table-cell" style:parent-style-name="Default" style:data-style-name="N3">
      <style:table-cell-properties fo:border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3" style:family="table-cell" style:parent-style-name="Default" style:data-style-name="N4">
      <style:table-cell-properties fo:border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4" style:family="table-cell" style:parent-style-name="Default" style:data-style-name="N3"/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95791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6_2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77" xlink:href="Http://mis.banking.gov.tw/FR/temp/47271_FR101_10.htm"/>
            <text:p>信用卡重要業務及財務資訊(資訊揭露)</text:p>
          </table:table-cell>
          <table:covered-table-cell table:number-columns-repeated="13"/>
          <table:table-cell table:number-columns-repeated="16370" table:style-name="ce1"/>
        </table:table-row>
        <table:table-row table:number-rows-repeated="2" table:style-name="ro2">
          <table:table-cell table:number-columns-repeated="14" table:style-name="ce3"/>
          <table:table-cell table:number-columns-repeated="16370" table:style-name="ce1"/>
        </table:table-row>
        <table:table-row table:style-name="ro2">
          <table:table-cell office:value-type="string" table:style-name="ce4">
            <text:p>金額單位：新臺幣千元 ,卡</text:p>
          </table:table-cell>
          <table:table-cell table:number-columns-repeated="4" table:style-name="ce5"/>
          <table:table-cell table:style-name="ce1"/>
          <table:table-cell office:value-type="string" table:style-name="ce6">
            <text:p>資料月份：106 年 2 月</text:p>
          </table:table-cell>
          <table:table-cell table:number-columns-repeated="6" table:style-name="ce5"/>
          <table:table-cell table:style-name="ce7"/>
          <table:table-cell table:number-columns-repeated="16370" table:style-name="ce1"/>
        </table:table-row>
        <table:table-row table:style-name="ro2">
          <table:table-cell office:value-type="string" table:number-columns-spanned="1" table:number-rows-spanned="3" table:style-name="ce8">
            <text:p>金融機構名稱</text:p>
          </table:table-cell>
          <table:table-cell office:value-type="string" table:style-name="ce9">
            <text:p>流通卡數</text:p>
          </table:table-cell>
          <table:table-cell office:value-type="string" table:style-name="ce9">
            <text:p>有效卡數</text:p>
          </table:table-cell>
          <table:table-cell office:value-type="string" table:style-name="ce9">
            <text:p>當月發卡數</text:p>
          </table:table-cell>
          <table:table-cell office:value-type="string" table:style-name="ce9">
            <text:p>當月停卡數</text:p>
          </table:table-cell>
          <table:table-cell office:value-type="string" table:style-name="ce10">
            <text:p>循環信用</text:p>
          </table:table-cell>
          <table:table-cell office:value-type="string" table:style-name="ce10">
            <text:p>未到期</text:p>
          </table:table-cell>
          <table:table-cell office:value-type="string" table:style-name="ce10">
            <text:p>當月簽帳</text:p>
          </table:table-cell>
          <table:table-cell office:value-type="string" table:style-name="ce10">
            <text:p>當月預借</text:p>
          </table:table-cell>
          <table:table-cell office:value-type="string" table:style-name="ce9">
            <text:p>逾期三個月以上</text:p>
          </table:table-cell>
          <table:table-cell office:value-type="string" table:style-name="ce9">
            <text:p>逾期六個月以上</text:p>
          </table:table-cell>
          <table:table-cell office:value-type="string" table:style-name="ce10">
            <text:p>備抵呆帳</text:p>
          </table:table-cell>
          <table:table-cell office:value-type="string" table:style-name="ce11">
            <text:p>當月轉銷</text:p>
          </table:table-cell>
          <table:table-cell office:value-type="string" table:style-name="ce12">
            <text:p>當年度轉銷</text:p>
          </table:table-cell>
          <table:table-cell table:number-columns-repeated="16370" table:style-name="ce1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分期付款</text:p>
          </table:table-cell>
          <table:table-cell office:value-type="string" table:style-name="ce15">
            <text:p>金額</text:p>
          </table:table-cell>
          <table:table-cell office:value-type="string" table:style-name="ce15">
            <text:p>現金金額</text:p>
          </table:table-cell>
          <table:table-cell office:value-type="string" table:style-name="ce14">
            <text:p>帳款占應收帳款</text:p>
          </table:table-cell>
          <table:table-cell office:value-type="string" table:style-name="ce14">
            <text:p>帳款占應收帳款</text:p>
          </table:table-cell>
          <table:table-cell office:value-type="string" table:style-name="ce16">
            <text:p>提足率</text:p>
          </table:table-cell>
          <table:table-cell office:value-type="string" table:style-name="ce17">
            <text:p>呆帳金額</text:p>
          </table:table-cell>
          <table:table-cell office:value-type="string" table:style-name="ce16">
            <text:p>呆帳金額</text:p>
          </table:table-cell>
          <table:table-cell table:number-columns-repeated="16370" table:style-name="ce1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餘額(含催收款)</text:p>
          </table:table-cell>
          <table:table-cell office:value-type="string" table:style-name="ce14">
            <text:p>餘額(含催收款)</text:p>
          </table:table-cell>
          <table:table-cell office:value-type="string" table:style-name="ce16">
            <text:p>(%)</text:p>
          </table:table-cell>
          <table:table-cell office:value-type="string" table:style-name="ce17">
            <text:p>　</text:p>
          </table:table-cell>
          <table:table-cell office:value-type="string" table:style-name="ce16">
            <text:p>累計至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8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之比率(%)</text:p>
          </table:table-cell>
          <table:table-cell office:value-type="string" table:style-name="ce19">
            <text:p>之比率(%)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office:value-type="string" table:style-name="ce20">
            <text:p>資料月份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1">
            <text:p>臺灣銀行</text:p>
          </table:table-cell>
          <table:table-cell office:value-type="float" office:value="242083" table:style-name="ce22">
            <text:p>242,083</text:p>
          </table:table-cell>
          <table:table-cell office:value-type="float" office:value="122677" table:style-name="ce22">
            <text:p>122,677</text:p>
          </table:table-cell>
          <table:table-cell office:value-type="float" office:value="6068" table:style-name="ce22">
            <text:p>6,068</text:p>
          </table:table-cell>
          <table:table-cell office:value-type="float" office:value="1579" table:style-name="ce22">
            <text:p>1,579</text:p>
          </table:table-cell>
          <table:table-cell office:value-type="float" office:value="217521" table:style-name="ce22">
            <text:p>217,521</text:p>
          </table:table-cell>
          <table:table-cell office:value-type="float" office:value="12225" table:style-name="ce22">
            <text:p>12,225</text:p>
          </table:table-cell>
          <table:table-cell office:value-type="float" office:value="597937" table:style-name="ce22">
            <text:p>597,937</text:p>
          </table:table-cell>
          <table:table-cell office:value-type="float" office:value="955" table:style-name="ce22">
            <text:p>955</text:p>
          </table:table-cell>
          <table:table-cell office:value-type="float" office:value="0.31111030658484634" table:style-name="ce23">
            <text:p>0.31</text:p>
          </table:table-cell>
          <table:table-cell office:value-type="float" office:value="5.9012001520554642E-2" table:style-name="ce23">
            <text:p>0.06</text:p>
          </table:table-cell>
          <table:table-cell office:value-type="float" office:value="615.53072876860131" table:style-name="ce23">
            <text:p>615.53</text:p>
          </table:table-cell>
          <table:table-cell office:value-type="float" office:value="3258" table:style-name="ce22">
            <text:p>3,258</text:p>
          </table:table-cell>
          <table:table-cell office:value-type="float" office:value="3945" table:style-name="ce22">
            <text:p>3,945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臺灣土地銀行</text:p>
          </table:table-cell>
          <table:table-cell office:value-type="float" office:value="235667" table:style-name="ce22">
            <text:p>235,667</text:p>
          </table:table-cell>
          <table:table-cell office:value-type="float" office:value="127861" table:style-name="ce22">
            <text:p>127,861</text:p>
          </table:table-cell>
          <table:table-cell office:value-type="float" office:value="1783" table:style-name="ce22">
            <text:p>1,783</text:p>
          </table:table-cell>
          <table:table-cell office:value-type="float" office:value="1128" table:style-name="ce22">
            <text:p>1,128</text:p>
          </table:table-cell>
          <table:table-cell office:value-type="float" office:value="298365" table:style-name="ce22">
            <text:p>298,365</text:p>
          </table:table-cell>
          <table:table-cell office:value-type="float" office:value="53937" table:style-name="ce22">
            <text:p>53,937</text:p>
          </table:table-cell>
          <table:table-cell office:value-type="float" office:value="799470" table:style-name="ce22">
            <text:p>799,470</text:p>
          </table:table-cell>
          <table:table-cell office:value-type="float" office:value="629" table:style-name="ce22">
            <text:p>629</text:p>
          </table:table-cell>
          <table:table-cell office:value-type="float" office:value="0.34954869398244759" table:style-name="ce23">
            <text:p>0.35</text:p>
          </table:table-cell>
          <table:table-cell office:value-type="float" office:value="0.23333791512031357" table:style-name="ce23">
            <text:p>0.23</text:p>
          </table:table-cell>
          <table:table-cell office:value-type="float" office:value="872.21173218173783" table:style-name="ce23">
            <text:p>872.21</text:p>
          </table:table-cell>
          <table:table-cell office:value-type="float" office:value="2504" table:style-name="ce22">
            <text:p>2,504</text:p>
          </table:table-cell>
          <table:table-cell office:value-type="float" office:value="4122" table:style-name="ce22">
            <text:p>4,122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合作金庫商業銀行</text:p>
          </table:table-cell>
          <table:table-cell office:value-type="float" office:value="457384" table:style-name="ce22">
            <text:p>457,384</text:p>
          </table:table-cell>
          <table:table-cell office:value-type="float" office:value="281481" table:style-name="ce22">
            <text:p>281,481</text:p>
          </table:table-cell>
          <table:table-cell office:value-type="float" office:value="4434" table:style-name="ce22">
            <text:p>4,434</text:p>
          </table:table-cell>
          <table:table-cell office:value-type="float" office:value="4832" table:style-name="ce22">
            <text:p>4,832</text:p>
          </table:table-cell>
          <table:table-cell office:value-type="float" office:value="650290" table:style-name="ce22">
            <text:p>650,290</text:p>
          </table:table-cell>
          <table:table-cell office:value-type="float" office:value="223929" table:style-name="ce22">
            <text:p>223,929</text:p>
          </table:table-cell>
          <table:table-cell office:value-type="float" office:value="2323816" table:style-name="ce22">
            <text:p>2,323,816</text:p>
          </table:table-cell>
          <table:table-cell office:value-type="float" office:value="2388" table:style-name="ce22">
            <text:p>2,388</text:p>
          </table:table-cell>
          <table:table-cell office:value-type="float" office:value="0.55893264381845631" table:style-name="ce23">
            <text:p>0.56</text:p>
          </table:table-cell>
          <table:table-cell office:value-type="float" office:value="0.4805993640188867" table:style-name="ce23">
            <text:p>0.48</text:p>
          </table:table-cell>
          <table:table-cell office:value-type="float" office:value="254.68702290076337" table:style-name="ce23">
            <text:p>254.69</text:p>
          </table:table-cell>
          <table:table-cell office:value-type="float" office:value="2959" table:style-name="ce22">
            <text:p>2,959</text:p>
          </table:table-cell>
          <table:table-cell office:value-type="float" office:value="2959" table:style-name="ce22">
            <text:p>2,959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第一商業銀行</text:p>
          </table:table-cell>
          <table:table-cell office:value-type="float" office:value="953795" table:style-name="ce22">
            <text:p>953,795</text:p>
          </table:table-cell>
          <table:table-cell office:value-type="float" office:value="637119" table:style-name="ce22">
            <text:p>637,119</text:p>
          </table:table-cell>
          <table:table-cell office:value-type="float" office:value="8231" table:style-name="ce22">
            <text:p>8,231</text:p>
          </table:table-cell>
          <table:table-cell office:value-type="float" office:value="9053" table:style-name="ce22">
            <text:p>9,053</text:p>
          </table:table-cell>
          <table:table-cell office:value-type="float" office:value="1421927" table:style-name="ce22">
            <text:p>1,421,927</text:p>
          </table:table-cell>
          <table:table-cell office:value-type="float" office:value="1158997" table:style-name="ce22">
            <text:p>1,158,997</text:p>
          </table:table-cell>
          <table:table-cell office:value-type="float" office:value="3856941" table:style-name="ce22">
            <text:p>3,856,941</text:p>
          </table:table-cell>
          <table:table-cell office:value-type="float" office:value="12343" table:style-name="ce22">
            <text:p>12,343</text:p>
          </table:table-cell>
          <table:table-cell office:value-type="float" office:value="0.19156230214494185" table:style-name="ce23">
            <text:p>0.19</text:p>
          </table:table-cell>
          <table:table-cell office:value-type="float" office:value="0" table:style-name="ce23">
            <text:p>0.00</text:p>
          </table:table-cell>
          <table:table-cell office:value-type="float" office:value="1704.2963327334344" table:style-name="ce23">
            <text:p>1,704.30</text:p>
          </table:table-cell>
          <table:table-cell office:value-type="float" office:value="5947" table:style-name="ce22">
            <text:p>5,947</text:p>
          </table:table-cell>
          <table:table-cell office:value-type="float" office:value="11863" table:style-name="ce22">
            <text:p>11,863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華南商業銀行</text:p>
          </table:table-cell>
          <table:table-cell office:value-type="float" office:value="929788" table:style-name="ce22">
            <text:p>929,788</text:p>
          </table:table-cell>
          <table:table-cell office:value-type="float" office:value="683984" table:style-name="ce22">
            <text:p>683,984</text:p>
          </table:table-cell>
          <table:table-cell office:value-type="float" office:value="14301" table:style-name="ce22">
            <text:p>14,301</text:p>
          </table:table-cell>
          <table:table-cell office:value-type="float" office:value="10958" table:style-name="ce22">
            <text:p>10,958</text:p>
          </table:table-cell>
          <table:table-cell office:value-type="float" office:value="740216" table:style-name="ce22">
            <text:p>740,216</text:p>
          </table:table-cell>
          <table:table-cell office:value-type="float" office:value="1911917" table:style-name="ce22">
            <text:p>1,911,917</text:p>
          </table:table-cell>
          <table:table-cell office:value-type="float" office:value="3772114" table:style-name="ce22">
            <text:p>3,772,114</text:p>
          </table:table-cell>
          <table:table-cell office:value-type="float" office:value="860" table:style-name="ce22">
            <text:p>860</text:p>
          </table:table-cell>
          <table:table-cell office:value-type="float" office:value="0.20854843911329335" table:style-name="ce23">
            <text:p>0.21</text:p>
          </table:table-cell>
          <table:table-cell office:value-type="float" office:value="7.8125585941894561E-5" table:style-name="ce23">
            <text:p>0.00</text:p>
          </table:table-cell>
          <table:table-cell office:value-type="float" office:value="439.9426841261041" table:style-name="ce23">
            <text:p>439.9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彰化商業銀行</text:p>
          </table:table-cell>
          <table:table-cell office:value-type="float" office:value="415858" table:style-name="ce22">
            <text:p>415,858</text:p>
          </table:table-cell>
          <table:table-cell office:value-type="float" office:value="202821" table:style-name="ce22">
            <text:p>202,821</text:p>
          </table:table-cell>
          <table:table-cell office:value-type="float" office:value="3435" table:style-name="ce22">
            <text:p>3,435</text:p>
          </table:table-cell>
          <table:table-cell office:value-type="float" office:value="2851" table:style-name="ce22">
            <text:p>2,851</text:p>
          </table:table-cell>
          <table:table-cell office:value-type="float" office:value="303241" table:style-name="ce22">
            <text:p>303,241</text:p>
          </table:table-cell>
          <table:table-cell office:value-type="float" office:value="138978" table:style-name="ce22">
            <text:p>138,978</text:p>
          </table:table-cell>
          <table:table-cell office:value-type="float" office:value="1151962" table:style-name="ce22">
            <text:p>1,151,962</text:p>
          </table:table-cell>
          <table:table-cell office:value-type="float" office:value="280" table:style-name="ce22">
            <text:p>280</text:p>
          </table:table-cell>
          <table:table-cell office:value-type="float" office:value="0.15401886731124562" table:style-name="ce23">
            <text:p>0.15</text:p>
          </table:table-cell>
          <table:table-cell office:value-type="float" office:value="5.7507044612965085E-3" table:style-name="ce23">
            <text:p>0.01</text:p>
          </table:table-cell>
          <table:table-cell office:value-type="float" office:value="939.32709295175255" table:style-name="ce23">
            <text:p>939.33</text:p>
          </table:table-cell>
          <table:table-cell office:value-type="float" office:value="1691" table:style-name="ce22">
            <text:p>1,691</text:p>
          </table:table-cell>
          <table:table-cell office:value-type="float" office:value="3181" table:style-name="ce22">
            <text:p>3,181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上海商業儲蓄銀行</text:p>
          </table:table-cell>
          <table:table-cell office:value-type="float" office:value="357095" table:style-name="ce22">
            <text:p>357,095</text:p>
          </table:table-cell>
          <table:table-cell office:value-type="float" office:value="176317" table:style-name="ce22">
            <text:p>176,317</text:p>
          </table:table-cell>
          <table:table-cell office:value-type="float" office:value="2704" table:style-name="ce22">
            <text:p>2,704</text:p>
          </table:table-cell>
          <table:table-cell office:value-type="float" office:value="1646" table:style-name="ce22">
            <text:p>1,646</text:p>
          </table:table-cell>
          <table:table-cell office:value-type="float" office:value="691029" table:style-name="ce22">
            <text:p>691,029</text:p>
          </table:table-cell>
          <table:table-cell office:value-type="float" office:value="180610" table:style-name="ce22">
            <text:p>180,610</text:p>
          </table:table-cell>
          <table:table-cell office:value-type="float" office:value="992397" table:style-name="ce22">
            <text:p>992,397</text:p>
          </table:table-cell>
          <table:table-cell office:value-type="float" office:value="4168" table:style-name="ce22">
            <text:p>4,168</text:p>
          </table:table-cell>
          <table:table-cell office:value-type="float" office:value="0.74096183964851214" table:style-name="ce23">
            <text:p>0.74</text:p>
          </table:table-cell>
          <table:table-cell office:value-type="float" office:value="0.20839397053378556" table:style-name="ce23">
            <text:p>0.21</text:p>
          </table:table-cell>
          <table:table-cell office:value-type="float" office:value="818.5623214068504" table:style-name="ce23">
            <text:p>818.56</text:p>
          </table:table-cell>
          <table:table-cell office:value-type="float" office:value="5671" table:style-name="ce22">
            <text:p>5,671</text:p>
          </table:table-cell>
          <table:table-cell office:value-type="float" office:value="5671" table:style-name="ce22">
            <text:p>5,671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台北富邦商業銀行</text:p>
          </table:table-cell>
          <table:table-cell office:value-type="float" office:value="2305035" table:style-name="ce22">
            <text:p>2,305,035</text:p>
          </table:table-cell>
          <table:table-cell office:value-type="float" office:value="1697473" table:style-name="ce22">
            <text:p>1,697,473</text:p>
          </table:table-cell>
          <table:table-cell office:value-type="float" office:value="21345" table:style-name="ce22">
            <text:p>21,345</text:p>
          </table:table-cell>
          <table:table-cell office:value-type="float" office:value="120942" table:style-name="ce22">
            <text:p>120,942</text:p>
          </table:table-cell>
          <table:table-cell office:value-type="float" office:value="5920169" table:style-name="ce22">
            <text:p>5,920,169</text:p>
          </table:table-cell>
          <table:table-cell office:value-type="float" office:value="10790852" table:style-name="ce22">
            <text:p>10,790,852</text:p>
          </table:table-cell>
          <table:table-cell office:value-type="float" office:value="14633645" table:style-name="ce22">
            <text:p>14,633,645</text:p>
          </table:table-cell>
          <table:table-cell office:value-type="float" office:value="34036" table:style-name="ce22">
            <text:p>34,036</text:p>
          </table:table-cell>
          <table:table-cell office:value-type="float" office:value="0.1321752323949143" table:style-name="ce23">
            <text:p>0.13</text:p>
          </table:table-cell>
          <table:table-cell office:value-type="float" office:value="2.6148946243611582E-4" table:style-name="ce23">
            <text:p>0.00</text:p>
          </table:table-cell>
          <table:table-cell office:value-type="float" office:value="844.7095637067622" table:style-name="ce23">
            <text:p>844.71</text:p>
          </table:table-cell>
          <table:table-cell office:value-type="float" office:value="23167" table:style-name="ce22">
            <text:p>23,167</text:p>
          </table:table-cell>
          <table:table-cell office:value-type="float" office:value="46784" table:style-name="ce22">
            <text:p>46,784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國泰世華商業銀行</text:p>
          </table:table-cell>
          <table:table-cell office:value-type="float" office:value="5928560" table:style-name="ce22">
            <text:p>5,928,560</text:p>
          </table:table-cell>
          <table:table-cell office:value-type="float" office:value="4198904" table:style-name="ce22">
            <text:p>4,198,904</text:p>
          </table:table-cell>
          <table:table-cell office:value-type="float" office:value="57194" table:style-name="ce22">
            <text:p>57,194</text:p>
          </table:table-cell>
          <table:table-cell office:value-type="float" office:value="36300" table:style-name="ce22">
            <text:p>36,300</text:p>
          </table:table-cell>
          <table:table-cell office:value-type="float" office:value="15465945" table:style-name="ce22">
            <text:p>15,465,945</text:p>
          </table:table-cell>
          <table:table-cell office:value-type="float" office:value="10411947" table:style-name="ce22">
            <text:p>10,411,947</text:p>
          </table:table-cell>
          <table:table-cell office:value-type="float" office:value="31517024" table:style-name="ce22">
            <text:p>31,517,024</text:p>
          </table:table-cell>
          <table:table-cell office:value-type="float" office:value="153398" table:style-name="ce22">
            <text:p>153,398</text:p>
          </table:table-cell>
          <table:table-cell office:value-type="float" office:value="0.1367404594488853" table:style-name="ce23">
            <text:p>0.14</text:p>
          </table:table-cell>
          <table:table-cell office:value-type="float" office:value="1.6813247359353403E-6" table:style-name="ce23">
            <text:p>0.00</text:p>
          </table:table-cell>
          <table:table-cell office:value-type="float" office:value="2468.5948825287292" table:style-name="ce23">
            <text:p>2,468.59</text:p>
          </table:table-cell>
          <table:table-cell office:value-type="float" office:value="30913" table:style-name="ce22">
            <text:p>30,913</text:p>
          </table:table-cell>
          <table:table-cell office:value-type="float" office:value="61358" table:style-name="ce22">
            <text:p>61,358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高雄銀行</text:p>
          </table:table-cell>
          <table:table-cell office:value-type="float" office:value="10335" table:style-name="ce22">
            <text:p>10,335</text:p>
          </table:table-cell>
          <table:table-cell office:value-type="float" office:value="4430" table:style-name="ce22">
            <text:p>4,430</text:p>
          </table:table-cell>
          <table:table-cell office:value-type="float" office:value="55" table:style-name="ce22">
            <text:p>55</text:p>
          </table:table-cell>
          <table:table-cell office:value-type="float" office:value="55" table:style-name="ce22">
            <text:p>55</text:p>
          </table:table-cell>
          <table:table-cell office:value-type="float" office:value="7067" table:style-name="ce22">
            <text:p>7,067</text:p>
          </table:table-cell>
          <table:table-cell office:value-type="float" office:value="78" table:style-name="ce22">
            <text:p>78</text:p>
          </table:table-cell>
          <table:table-cell office:value-type="float" office:value="99983" table:style-name="ce22">
            <text:p>99,983</text:p>
          </table:table-cell>
          <table:table-cell office:value-type="float" office:value="61" table:style-name="ce22">
            <text:p>61</text:p>
          </table:table-cell>
          <table:table-cell office:value-type="float" office:value="1.0661317434225801" table:style-name="ce23">
            <text:p>1.07</text:p>
          </table:table-cell>
          <table:table-cell office:value-type="float" office:value="0.93518699096388336" table:style-name="ce23">
            <text:p>0.94</text:p>
          </table:table-cell>
          <table:table-cell office:value-type="float" office:value="171.23287671232879" table:style-name="ce23">
            <text:p>171.23</text:p>
          </table:table-cell>
          <table:table-cell office:value-type="float" office:value="154" table:style-name="ce22">
            <text:p>154</text:p>
          </table:table-cell>
          <table:table-cell office:value-type="float" office:value="155" table:style-name="ce22">
            <text:p>155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兆豐國際商業銀行</text:p>
          </table:table-cell>
          <table:table-cell office:value-type="float" office:value="600679" table:style-name="ce22">
            <text:p>600,679</text:p>
          </table:table-cell>
          <table:table-cell office:value-type="float" office:value="407685" table:style-name="ce22">
            <text:p>407,685</text:p>
          </table:table-cell>
          <table:table-cell office:value-type="float" office:value="4973" table:style-name="ce22">
            <text:p>4,973</text:p>
          </table:table-cell>
          <table:table-cell office:value-type="float" office:value="4845" table:style-name="ce22">
            <text:p>4,845</text:p>
          </table:table-cell>
          <table:table-cell office:value-type="float" office:value="1167834" table:style-name="ce22">
            <text:p>1,167,834</text:p>
          </table:table-cell>
          <table:table-cell office:value-type="float" office:value="832259" table:style-name="ce22">
            <text:p>832,259</text:p>
          </table:table-cell>
          <table:table-cell office:value-type="float" office:value="2092049" table:style-name="ce22">
            <text:p>2,092,049</text:p>
          </table:table-cell>
          <table:table-cell office:value-type="float" office:value="3464" table:style-name="ce22">
            <text:p>3,464</text:p>
          </table:table-cell>
          <table:table-cell office:value-type="float" office:value="0.19342680835622256" table:style-name="ce23">
            <text:p>0.19</text:p>
          </table:table-cell>
          <table:table-cell office:value-type="float" office:value="6.0702358331577354E-2" table:style-name="ce23">
            <text:p>0.06</text:p>
          </table:table-cell>
          <table:table-cell office:value-type="float" office:value="555.56635806595091" table:style-name="ce23">
            <text:p>555.57</text:p>
          </table:table-cell>
          <table:table-cell office:value-type="float" office:value="2560" table:style-name="ce22">
            <text:p>2,560</text:p>
          </table:table-cell>
          <table:table-cell office:value-type="float" office:value="5439" table:style-name="ce22">
            <text:p>5,439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花旗(台灣)商業銀行</text:p>
          </table:table-cell>
          <table:table-cell office:value-type="float" office:value="2880206" table:style-name="ce22">
            <text:p>2,880,206</text:p>
          </table:table-cell>
          <table:table-cell office:value-type="float" office:value="2426280" table:style-name="ce22">
            <text:p>2,426,280</text:p>
          </table:table-cell>
          <table:table-cell office:value-type="float" office:value="17358" table:style-name="ce22">
            <text:p>17,358</text:p>
          </table:table-cell>
          <table:table-cell office:value-type="float" office:value="23411" table:style-name="ce22">
            <text:p>23,411</text:p>
          </table:table-cell>
          <table:table-cell office:value-type="float" office:value="15390907" table:style-name="ce22">
            <text:p>15,390,907</text:p>
          </table:table-cell>
          <table:table-cell office:value-type="float" office:value="10051063" table:style-name="ce22">
            <text:p>10,051,063</text:p>
          </table:table-cell>
          <table:table-cell office:value-type="float" office:value="18021364" table:style-name="ce22">
            <text:p>18,021,364</text:p>
          </table:table-cell>
          <table:table-cell office:value-type="float" office:value="120520" table:style-name="ce22">
            <text:p>120,520</text:p>
          </table:table-cell>
          <table:table-cell office:value-type="float" office:value="0.66389478549936265" table:style-name="ce23">
            <text:p>0.66</text:p>
          </table:table-cell>
          <table:table-cell office:value-type="float" office:value="0.19839148601979112" table:style-name="ce23">
            <text:p>0.20</text:p>
          </table:table-cell>
          <table:table-cell office:value-type="float" office:value="482.3469411176273" table:style-name="ce23">
            <text:p>482.35</text:p>
          </table:table-cell>
          <table:table-cell office:value-type="float" office:value="0" table:style-name="ce22">
            <text:p>0</text:p>
          </table:table-cell>
          <table:table-cell office:value-type="float" office:value="130181" table:style-name="ce22">
            <text:p>130,181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澳盛(台灣)商業銀行</text:p>
          </table:table-cell>
          <table:table-cell office:value-type="float" office:value="536628" table:style-name="ce22">
            <text:p>536,628</text:p>
          </table:table-cell>
          <table:table-cell office:value-type="float" office:value="323905" table:style-name="ce22">
            <text:p>323,905</text:p>
          </table:table-cell>
          <table:table-cell office:value-type="float" office:value="4350" table:style-name="ce22">
            <text:p>4,350</text:p>
          </table:table-cell>
          <table:table-cell office:value-type="float" office:value="4692" table:style-name="ce22">
            <text:p>4,692</text:p>
          </table:table-cell>
          <table:table-cell office:value-type="float" office:value="2927717" table:style-name="ce22">
            <text:p>2,927,717</text:p>
          </table:table-cell>
          <table:table-cell office:value-type="float" office:value="1578194" table:style-name="ce22">
            <text:p>1,578,194</text:p>
          </table:table-cell>
          <table:table-cell office:value-type="float" office:value="2742017" table:style-name="ce22">
            <text:p>2,742,017</text:p>
          </table:table-cell>
          <table:table-cell office:value-type="float" office:value="16670" table:style-name="ce22">
            <text:p>16,670</text:p>
          </table:table-cell>
          <table:table-cell office:value-type="float" office:value="0.43234021658315991" table:style-name="ce23">
            <text:p>0.43</text:p>
          </table:table-cell>
          <table:table-cell office:value-type="float" office:value="0" table:style-name="ce23">
            <text:p>0.00</text:p>
          </table:table-cell>
          <table:table-cell office:value-type="float" office:value="231.62967143865376" table:style-name="ce23">
            <text:p>231.63</text:p>
          </table:table-cell>
          <table:table-cell office:value-type="float" office:value="12778" table:style-name="ce22">
            <text:p>12,778</text:p>
          </table:table-cell>
          <table:table-cell office:value-type="float" office:value="25066" table:style-name="ce22">
            <text:p>25,066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臺灣中小企業銀行</text:p>
          </table:table-cell>
          <table:table-cell office:value-type="float" office:value="326659" table:style-name="ce22">
            <text:p>326,659</text:p>
          </table:table-cell>
          <table:table-cell office:value-type="float" office:value="123791" table:style-name="ce22">
            <text:p>123,791</text:p>
          </table:table-cell>
          <table:table-cell office:value-type="float" office:value="502" table:style-name="ce22">
            <text:p>502</text:p>
          </table:table-cell>
          <table:table-cell office:value-type="float" office:value="1994" table:style-name="ce22">
            <text:p>1,994</text:p>
          </table:table-cell>
          <table:table-cell office:value-type="float" office:value="452436" table:style-name="ce22">
            <text:p>452,436</text:p>
          </table:table-cell>
          <table:table-cell office:value-type="float" office:value="41583" table:style-name="ce22">
            <text:p>41,583</text:p>
          </table:table-cell>
          <table:table-cell office:value-type="float" office:value="883296" table:style-name="ce22">
            <text:p>883,296</text:p>
          </table:table-cell>
          <table:table-cell office:value-type="float" office:value="2238" table:style-name="ce22">
            <text:p>2,238</text:p>
          </table:table-cell>
          <table:table-cell office:value-type="float" office:value="0.1396744536423152" table:style-name="ce23">
            <text:p>0.14</text:p>
          </table:table-cell>
          <table:table-cell office:value-type="float" office:value="3.9788074398704805E-2" table:style-name="ce23">
            <text:p>0.04</text:p>
          </table:table-cell>
          <table:table-cell office:value-type="float" office:value="138.43995348086466" table:style-name="ce23">
            <text:p>138.44</text:p>
          </table:table-cell>
          <table:table-cell office:value-type="float" office:value="2254" table:style-name="ce22">
            <text:p>2,254</text:p>
          </table:table-cell>
          <table:table-cell office:value-type="float" office:value="3790" table:style-name="ce22">
            <text:p>3,790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渣打國際商業銀行</text:p>
          </table:table-cell>
          <table:table-cell office:value-type="float" office:value="343681" table:style-name="ce22">
            <text:p>343,681</text:p>
          </table:table-cell>
          <table:table-cell office:value-type="float" office:value="207290" table:style-name="ce22">
            <text:p>207,290</text:p>
          </table:table-cell>
          <table:table-cell office:value-type="float" office:value="920" table:style-name="ce22">
            <text:p>920</text:p>
          </table:table-cell>
          <table:table-cell office:value-type="float" office:value="3650" table:style-name="ce22">
            <text:p>3,650</text:p>
          </table:table-cell>
          <table:table-cell office:value-type="float" office:value="1810374" table:style-name="ce22">
            <text:p>1,810,374</text:p>
          </table:table-cell>
          <table:table-cell office:value-type="float" office:value="510208" table:style-name="ce22">
            <text:p>510,208</text:p>
          </table:table-cell>
          <table:table-cell office:value-type="float" office:value="1208718" table:style-name="ce22">
            <text:p>1,208,718</text:p>
          </table:table-cell>
          <table:table-cell office:value-type="float" office:value="6192" table:style-name="ce22">
            <text:p>6,192</text:p>
          </table:table-cell>
          <table:table-cell office:value-type="float" office:value="0.41878278989267304" table:style-name="ce23">
            <text:p>0.42</text:p>
          </table:table-cell>
          <table:table-cell office:value-type="float" office:value="0" table:style-name="ce23">
            <text:p>0.00</text:p>
          </table:table-cell>
          <table:table-cell office:value-type="float" office:value="548.10778776755262" table:style-name="ce23">
            <text:p>548.11</text:p>
          </table:table-cell>
          <table:table-cell office:value-type="float" office:value="10235" table:style-name="ce22">
            <text:p>10,235</text:p>
          </table:table-cell>
          <table:table-cell office:value-type="float" office:value="19011" table:style-name="ce22">
            <text:p>19,011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台中商業銀行</text:p>
          </table:table-cell>
          <table:table-cell office:value-type="float" office:value="204532" table:style-name="ce22">
            <text:p>204,532</text:p>
          </table:table-cell>
          <table:table-cell office:value-type="float" office:value="79939" table:style-name="ce22">
            <text:p>79,939</text:p>
          </table:table-cell>
          <table:table-cell office:value-type="float" office:value="1605" table:style-name="ce22">
            <text:p>1,605</text:p>
          </table:table-cell>
          <table:table-cell office:value-type="float" office:value="1122" table:style-name="ce22">
            <text:p>1,122</text:p>
          </table:table-cell>
          <table:table-cell office:value-type="float" office:value="248875" table:style-name="ce22">
            <text:p>248,875</text:p>
          </table:table-cell>
          <table:table-cell office:value-type="float" office:value="44618" table:style-name="ce22">
            <text:p>44,618</text:p>
          </table:table-cell>
          <table:table-cell office:value-type="float" office:value="510082" table:style-name="ce22">
            <text:p>510,082</text:p>
          </table:table-cell>
          <table:table-cell office:value-type="float" office:value="227" table:style-name="ce22">
            <text:p>227</text:p>
          </table:table-cell>
          <table:table-cell office:value-type="float" office:value="2.3218308961061043" table:style-name="ce23">
            <text:p>2.32</text:p>
          </table:table-cell>
          <table:table-cell office:value-type="float" office:value="1.0276738649889474" table:style-name="ce23">
            <text:p>1.03</text:p>
          </table:table-cell>
          <table:table-cell office:value-type="float" office:value="222.11407406961663" table:style-name="ce23">
            <text:p>222.1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匯豐(台灣)商業銀行</text:p>
          </table:table-cell>
          <table:table-cell office:value-type="float" office:value="585449" table:style-name="ce22">
            <text:p>585,449</text:p>
          </table:table-cell>
          <table:table-cell office:value-type="float" office:value="400027" table:style-name="ce22">
            <text:p>400,027</text:p>
          </table:table-cell>
          <table:table-cell office:value-type="float" office:value="6688" table:style-name="ce22">
            <text:p>6,688</text:p>
          </table:table-cell>
          <table:table-cell office:value-type="float" office:value="7808" table:style-name="ce22">
            <text:p>7,808</text:p>
          </table:table-cell>
          <table:table-cell office:value-type="float" office:value="2564069" table:style-name="ce22">
            <text:p>2,564,069</text:p>
          </table:table-cell>
          <table:table-cell office:value-type="float" office:value="1489582" table:style-name="ce22">
            <text:p>1,489,582</text:p>
          </table:table-cell>
          <table:table-cell office:value-type="float" office:value="3944818" table:style-name="ce22">
            <text:p>3,944,818</text:p>
          </table:table-cell>
          <table:table-cell office:value-type="float" office:value="33337" table:style-name="ce22">
            <text:p>33,337</text:p>
          </table:table-cell>
          <table:table-cell office:value-type="float" office:value="0.30674975095653628" table:style-name="ce23">
            <text:p>0.31</text:p>
          </table:table-cell>
          <table:table-cell office:value-type="float" office:value="0" table:style-name="ce23">
            <text:p>0.00</text:p>
          </table:table-cell>
          <table:table-cell office:value-type="float" office:value="2320.3638376875783" table:style-name="ce23">
            <text:p>2,320.36</text:p>
          </table:table-cell>
          <table:table-cell office:value-type="float" office:value="7674" table:style-name="ce22">
            <text:p>7,674</text:p>
          </table:table-cell>
          <table:table-cell office:value-type="float" office:value="14847" table:style-name="ce22">
            <text:p>14,847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華泰商業銀行</text:p>
          </table:table-cell>
          <table:table-cell office:value-type="float" office:value="10125" table:style-name="ce22">
            <text:p>10,125</text:p>
          </table:table-cell>
          <table:table-cell office:value-type="float" office:value="6032" table:style-name="ce22">
            <text:p>6,032</text:p>
          </table:table-cell>
          <table:table-cell office:value-type="float" office:value="21" table:style-name="ce22">
            <text:p>21</text:p>
          </table:table-cell>
          <table:table-cell office:value-type="float" office:value="16" table:style-name="ce22">
            <text:p>16</text:p>
          </table:table-cell>
          <table:table-cell office:value-type="float" office:value="21720" table:style-name="ce22">
            <text:p>21,720</text:p>
          </table:table-cell>
          <table:table-cell office:value-type="float" office:value="2896" table:style-name="ce22">
            <text:p>2,896</text:p>
          </table:table-cell>
          <table:table-cell office:value-type="float" office:value="45995" table:style-name="ce22">
            <text:p>45,995</text:p>
          </table:table-cell>
          <table:table-cell office:value-type="float" office:value="0" table:style-name="ce22">
            <text:p>0</text:p>
          </table:table-cell>
          <table:table-cell office:value-type="float" office:value="1.286125484584796" table:style-name="ce23">
            <text:p>1.29</text:p>
          </table:table-cell>
          <table:table-cell office:value-type="float" office:value="0.73041279137480664" table:style-name="ce23">
            <text:p>0.73</text:p>
          </table:table-cell>
          <table:table-cell office:value-type="float" office:value="231.25459925785592" table:style-name="ce23">
            <text:p>231.25</text:p>
          </table:table-cell>
          <table:table-cell office:value-type="float" office:value="0" table:style-name="ce22">
            <text:p>0</text:p>
          </table:table-cell>
          <table:table-cell office:value-type="float" office:value="192" table:style-name="ce22">
            <text:p>192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臺灣新光商業銀行</text:p>
          </table:table-cell>
          <table:table-cell office:value-type="float" office:value="904813" table:style-name="ce22">
            <text:p>904,813</text:p>
          </table:table-cell>
          <table:table-cell office:value-type="float" office:value="480421" table:style-name="ce22">
            <text:p>480,421</text:p>
          </table:table-cell>
          <table:table-cell office:value-type="float" office:value="10698" table:style-name="ce22">
            <text:p>10,698</text:p>
          </table:table-cell>
          <table:table-cell office:value-type="float" office:value="7961" table:style-name="ce22">
            <text:p>7,961</text:p>
          </table:table-cell>
          <table:table-cell office:value-type="float" office:value="2022773" table:style-name="ce22">
            <text:p>2,022,773</text:p>
          </table:table-cell>
          <table:table-cell office:value-type="float" office:value="1433324" table:style-name="ce22">
            <text:p>1,433,324</text:p>
          </table:table-cell>
          <table:table-cell office:value-type="float" office:value="3556610" table:style-name="ce22">
            <text:p>3,556,610</text:p>
          </table:table-cell>
          <table:table-cell office:value-type="float" office:value="9298" table:style-name="ce22">
            <text:p>9,298</text:p>
          </table:table-cell>
          <table:table-cell office:value-type="float" office:value="0.24509862961562273" table:style-name="ce23">
            <text:p>0.25</text:p>
          </table:table-cell>
          <table:table-cell office:value-type="float" office:value="4.1632641918329362E-2" table:style-name="ce23">
            <text:p>0.04</text:p>
          </table:table-cell>
          <table:table-cell office:value-type="float" office:value="233.27434199700397" table:style-name="ce23">
            <text:p>233.27</text:p>
          </table:table-cell>
          <table:table-cell office:value-type="float" office:value="4726" table:style-name="ce22">
            <text:p>4,726</text:p>
          </table:table-cell>
          <table:table-cell office:value-type="float" office:value="11550" table:style-name="ce22">
            <text:p>11,550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陽信商業銀行</text:p>
          </table:table-cell>
          <table:table-cell office:value-type="float" office:value="90001" table:style-name="ce22">
            <text:p>90,001</text:p>
          </table:table-cell>
          <table:table-cell office:value-type="float" office:value="49488" table:style-name="ce22">
            <text:p>49,488</text:p>
          </table:table-cell>
          <table:table-cell office:value-type="float" office:value="1707" table:style-name="ce22">
            <text:p>1,707</text:p>
          </table:table-cell>
          <table:table-cell office:value-type="float" office:value="1111" table:style-name="ce22">
            <text:p>1,111</text:p>
          </table:table-cell>
          <table:table-cell office:value-type="float" office:value="242968" table:style-name="ce22">
            <text:p>242,968</text:p>
          </table:table-cell>
          <table:table-cell office:value-type="float" office:value="62488" table:style-name="ce22">
            <text:p>62,488</text:p>
          </table:table-cell>
          <table:table-cell office:value-type="float" office:value="275183" table:style-name="ce22">
            <text:p>275,183</text:p>
          </table:table-cell>
          <table:table-cell office:value-type="float" office:value="203" table:style-name="ce22">
            <text:p>203</text:p>
          </table:table-cell>
          <table:table-cell office:value-type="float" office:value="1.2697738203310607" table:style-name="ce23">
            <text:p>1.27</text:p>
          </table:table-cell>
          <table:table-cell office:value-type="float" office:value="0" table:style-name="ce23">
            <text:p>0.00</text:p>
          </table:table-cell>
          <table:table-cell office:value-type="float" office:value="549.18255924744028" table:style-name="ce23">
            <text:p>549.18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三信商業銀行</text:p>
          </table:table-cell>
          <table:table-cell office:value-type="float" office:value="16973" table:style-name="ce22">
            <text:p>16,973</text:p>
          </table:table-cell>
          <table:table-cell office:value-type="float" office:value="11022" table:style-name="ce22">
            <text:p>11,022</text:p>
          </table:table-cell>
          <table:table-cell office:value-type="float" office:value="203" table:style-name="ce22">
            <text:p>203</text:p>
          </table:table-cell>
          <table:table-cell office:value-type="float" office:value="96" table:style-name="ce22">
            <text:p>96</text:p>
          </table:table-cell>
          <table:table-cell office:value-type="float" office:value="25549" table:style-name="ce22">
            <text:p>25,549</text:p>
          </table:table-cell>
          <table:table-cell office:value-type="float" office:value="15933" table:style-name="ce22">
            <text:p>15,933</text:p>
          </table:table-cell>
          <table:table-cell office:value-type="float" office:value="123020" table:style-name="ce22">
            <text:p>123,020</text:p>
          </table:table-cell>
          <table:table-cell office:value-type="float" office:value="52" table:style-name="ce22">
            <text:p>52</text:p>
          </table:table-cell>
          <table:table-cell office:value-type="float" office:value="0.33911154129918303" table:style-name="ce23">
            <text:p>0.34</text:p>
          </table:table-cell>
          <table:table-cell office:value-type="float" office:value="0" table:style-name="ce23">
            <text:p>0.00</text:p>
          </table:table-cell>
          <table:table-cell office:value-type="float" office:value="6342.5047438330175" table:style-name="ce23">
            <text:p>6,342.50</text:p>
          </table:table-cell>
          <table:table-cell office:value-type="float" office:value="257" table:style-name="ce22">
            <text:p>257</text:p>
          </table:table-cell>
          <table:table-cell office:value-type="float" office:value="482" table:style-name="ce22">
            <text:p>482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聯邦商業銀行</text:p>
          </table:table-cell>
          <table:table-cell office:value-type="float" office:value="2009697" table:style-name="ce22">
            <text:p>2,009,697</text:p>
          </table:table-cell>
          <table:table-cell office:value-type="float" office:value="1104918" table:style-name="ce22">
            <text:p>1,104,918</text:p>
          </table:table-cell>
          <table:table-cell office:value-type="float" office:value="22404" table:style-name="ce22">
            <text:p>22,404</text:p>
          </table:table-cell>
          <table:table-cell office:value-type="float" office:value="21803" table:style-name="ce22">
            <text:p>21,803</text:p>
          </table:table-cell>
          <table:table-cell office:value-type="float" office:value="4863641" table:style-name="ce22">
            <text:p>4,863,641</text:p>
          </table:table-cell>
          <table:table-cell office:value-type="float" office:value="2741972" table:style-name="ce22">
            <text:p>2,741,972</text:p>
          </table:table-cell>
          <table:table-cell office:value-type="float" office:value="6186455" table:style-name="ce22">
            <text:p>6,186,455</text:p>
          </table:table-cell>
          <table:table-cell office:value-type="float" office:value="55171" table:style-name="ce22">
            <text:p>55,171</text:p>
          </table:table-cell>
          <table:table-cell office:value-type="float" office:value="0.29581827986629389" table:style-name="ce23">
            <text:p>0.30</text:p>
          </table:table-cell>
          <table:table-cell office:value-type="float" office:value="0" table:style-name="ce23">
            <text:p>0.00</text:p>
          </table:table-cell>
          <table:table-cell office:value-type="float" office:value="119.82426036692686" table:style-name="ce23">
            <text:p>119.82</text:p>
          </table:table-cell>
          <table:table-cell office:value-type="float" office:value="15805" table:style-name="ce22">
            <text:p>15,805</text:p>
          </table:table-cell>
          <table:table-cell office:value-type="float" office:value="30709" table:style-name="ce22">
            <text:p>30,709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遠東國際商業銀行</text:p>
          </table:table-cell>
          <table:table-cell office:value-type="float" office:value="1493485" table:style-name="ce22">
            <text:p>1,493,485</text:p>
          </table:table-cell>
          <table:table-cell office:value-type="float" office:value="936542" table:style-name="ce22">
            <text:p>936,542</text:p>
          </table:table-cell>
          <table:table-cell office:value-type="float" office:value="14084" table:style-name="ce22">
            <text:p>14,084</text:p>
          </table:table-cell>
          <table:table-cell office:value-type="float" office:value="8529" table:style-name="ce22">
            <text:p>8,529</text:p>
          </table:table-cell>
          <table:table-cell office:value-type="float" office:value="4882790" table:style-name="ce22">
            <text:p>4,882,790</text:p>
          </table:table-cell>
          <table:table-cell office:value-type="float" office:value="5358557" table:style-name="ce22">
            <text:p>5,358,557</text:p>
          </table:table-cell>
          <table:table-cell office:value-type="float" office:value="4004205" table:style-name="ce22">
            <text:p>4,004,205</text:p>
          </table:table-cell>
          <table:table-cell office:value-type="float" office:value="134899" table:style-name="ce22">
            <text:p>134,899</text:p>
          </table:table-cell>
          <table:table-cell office:value-type="float" office:value="0.34052316274175631" table:style-name="ce23">
            <text:p>0.34</text:p>
          </table:table-cell>
          <table:table-cell office:value-type="float" office:value="8.8087050269130288E-2" table:style-name="ce23">
            <text:p>0.09</text:p>
          </table:table-cell>
          <table:table-cell office:value-type="float" office:value="100.29518715231679" table:style-name="ce23">
            <text:p>100.30</text:p>
          </table:table-cell>
          <table:table-cell office:value-type="float" office:value="17509" table:style-name="ce22">
            <text:p>17,509</text:p>
          </table:table-cell>
          <table:table-cell office:value-type="float" office:value="34310" table:style-name="ce22">
            <text:p>34,310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元大商業銀行</text:p>
          </table:table-cell>
          <table:table-cell office:value-type="float" office:value="592977" table:style-name="ce22">
            <text:p>592,977</text:p>
          </table:table-cell>
          <table:table-cell office:value-type="float" office:value="382340" table:style-name="ce22">
            <text:p>382,340</text:p>
          </table:table-cell>
          <table:table-cell office:value-type="float" office:value="12136" table:style-name="ce22">
            <text:p>12,136</text:p>
          </table:table-cell>
          <table:table-cell office:value-type="float" office:value="4641" table:style-name="ce22">
            <text:p>4,641</text:p>
          </table:table-cell>
          <table:table-cell office:value-type="float" office:value="468379" table:style-name="ce22">
            <text:p>468,379</text:p>
          </table:table-cell>
          <table:table-cell office:value-type="float" office:value="462856" table:style-name="ce22">
            <text:p>462,856</text:p>
          </table:table-cell>
          <table:table-cell office:value-type="float" office:value="4246094" table:style-name="ce22">
            <text:p>4,246,094</text:p>
          </table:table-cell>
          <table:table-cell office:value-type="float" office:value="390" table:style-name="ce22">
            <text:p>390</text:p>
          </table:table-cell>
          <table:table-cell office:value-type="float" office:value="0.12224816285898432" table:style-name="ce23">
            <text:p>0.12</text:p>
          </table:table-cell>
          <table:table-cell office:value-type="float" office:value="0" table:style-name="ce23">
            <text:p>0.00</text:p>
          </table:table-cell>
          <table:table-cell office:value-type="float" office:value="1125.5591552590722" table:style-name="ce23">
            <text:p>1,125.56</text:p>
          </table:table-cell>
          <table:table-cell office:value-type="float" office:value="1595" table:style-name="ce22">
            <text:p>1,595</text:p>
          </table:table-cell>
          <table:table-cell office:value-type="float" office:value="3267" table:style-name="ce22">
            <text:p>3,267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永豐商業銀行</text:p>
          </table:table-cell>
          <table:table-cell office:value-type="float" office:value="1931225" table:style-name="ce22">
            <text:p>1,931,225</text:p>
          </table:table-cell>
          <table:table-cell office:value-type="float" office:value="1067475" table:style-name="ce22">
            <text:p>1,067,475</text:p>
          </table:table-cell>
          <table:table-cell office:value-type="float" office:value="11939" table:style-name="ce22">
            <text:p>11,939</text:p>
          </table:table-cell>
          <table:table-cell office:value-type="float" office:value="13901" table:style-name="ce22">
            <text:p>13,901</text:p>
          </table:table-cell>
          <table:table-cell office:value-type="float" office:value="4786285" table:style-name="ce22">
            <text:p>4,786,285</text:p>
          </table:table-cell>
          <table:table-cell office:value-type="float" office:value="3519410" table:style-name="ce22">
            <text:p>3,519,410</text:p>
          </table:table-cell>
          <table:table-cell office:value-type="float" office:value="6021947" table:style-name="ce22">
            <text:p>6,021,947</text:p>
          </table:table-cell>
          <table:table-cell office:value-type="float" office:value="61455" table:style-name="ce22">
            <text:p>61,455</text:p>
          </table:table-cell>
          <table:table-cell office:value-type="float" office:value="0.39838282276076725" table:style-name="ce23">
            <text:p>0.40</text:p>
          </table:table-cell>
          <table:table-cell office:value-type="float" office:value="0" table:style-name="ce23">
            <text:p>0.00</text:p>
          </table:table-cell>
          <table:table-cell office:value-type="float" office:value="549.79610303553227" table:style-name="ce23">
            <text:p>549.80</text:p>
          </table:table-cell>
          <table:table-cell office:value-type="float" office:value="15309" table:style-name="ce22">
            <text:p>15,309</text:p>
          </table:table-cell>
          <table:table-cell office:value-type="float" office:value="30437" table:style-name="ce22">
            <text:p>30,437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玉山商業銀行</text:p>
          </table:table-cell>
          <table:table-cell office:value-type="float" office:value="4336540" table:style-name="ce22">
            <text:p>4,336,540</text:p>
          </table:table-cell>
          <table:table-cell office:value-type="float" office:value="3014488" table:style-name="ce22">
            <text:p>3,014,488</text:p>
          </table:table-cell>
          <table:table-cell office:value-type="float" office:value="44934" table:style-name="ce22">
            <text:p>44,934</text:p>
          </table:table-cell>
          <table:table-cell office:value-type="float" office:value="22511" table:style-name="ce22">
            <text:p>22,511</text:p>
          </table:table-cell>
          <table:table-cell office:value-type="float" office:value="11229765" table:style-name="ce22">
            <text:p>11,229,765</text:p>
          </table:table-cell>
          <table:table-cell office:value-type="float" office:value="9983423" table:style-name="ce22">
            <text:p>9,983,423</text:p>
          </table:table-cell>
          <table:table-cell office:value-type="float" office:value="21576236" table:style-name="ce22">
            <text:p>21,576,236</text:p>
          </table:table-cell>
          <table:table-cell office:value-type="float" office:value="114000" table:style-name="ce22">
            <text:p>114,000</text:p>
          </table:table-cell>
          <table:table-cell office:value-type="float" office:value="0.2634054555449401" table:style-name="ce23">
            <text:p>0.26</text:p>
          </table:table-cell>
          <table:table-cell office:value-type="float" office:value="1.4725373484896232E-2" table:style-name="ce23">
            <text:p>0.01</text:p>
          </table:table-cell>
          <table:table-cell office:value-type="float" office:value="950.88277629380354" table:style-name="ce23">
            <text:p>950.88</text:p>
          </table:table-cell>
          <table:table-cell office:value-type="float" office:value="45130" table:style-name="ce22">
            <text:p>45,130</text:p>
          </table:table-cell>
          <table:table-cell office:value-type="float" office:value="89449" table:style-name="ce22">
            <text:p>89,449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凱基商業銀行</text:p>
          </table:table-cell>
          <table:table-cell office:value-type="float" office:value="484556" table:style-name="ce22">
            <text:p>484,556</text:p>
          </table:table-cell>
          <table:table-cell office:value-type="float" office:value="195606" table:style-name="ce22">
            <text:p>195,606</text:p>
          </table:table-cell>
          <table:table-cell office:value-type="float" office:value="7134" table:style-name="ce22">
            <text:p>7,134</text:p>
          </table:table-cell>
          <table:table-cell office:value-type="float" office:value="14654" table:style-name="ce22">
            <text:p>14,654</text:p>
          </table:table-cell>
          <table:table-cell office:value-type="float" office:value="1072155" table:style-name="ce22">
            <text:p>1,072,155</text:p>
          </table:table-cell>
          <table:table-cell office:value-type="float" office:value="351842" table:style-name="ce22">
            <text:p>351,842</text:p>
          </table:table-cell>
          <table:table-cell office:value-type="float" office:value="966187" table:style-name="ce22">
            <text:p>966,187</text:p>
          </table:table-cell>
          <table:table-cell office:value-type="float" office:value="5837" table:style-name="ce22">
            <text:p>5,837</text:p>
          </table:table-cell>
          <table:table-cell office:value-type="float" office:value="0.92359407848633501" table:style-name="ce23">
            <text:p>0.92</text:p>
          </table:table-cell>
          <table:table-cell office:value-type="float" office:value="0.46867961007107817" table:style-name="ce23">
            <text:p>0.47</text:p>
          </table:table-cell>
          <table:table-cell office:value-type="float" office:value="145.45370124625467" table:style-name="ce23">
            <text:p>145.45</text:p>
          </table:table-cell>
          <table:table-cell office:value-type="float" office:value="4848" table:style-name="ce22">
            <text:p>4,848</text:p>
          </table:table-cell>
          <table:table-cell office:value-type="float" office:value="11598" table:style-name="ce22">
            <text:p>11,598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星展(台灣)商業銀行</text:p>
          </table:table-cell>
          <table:table-cell office:value-type="float" office:value="12602" table:style-name="ce22">
            <text:p>12,602</text:p>
          </table:table-cell>
          <table:table-cell office:value-type="float" office:value="5645" table:style-name="ce22">
            <text:p>5,645</text:p>
          </table:table-cell>
          <table:table-cell office:value-type="float" office:value="17" table:style-name="ce22">
            <text:p>17</text:p>
          </table:table-cell>
          <table:table-cell office:value-type="float" office:value="40" table:style-name="ce22">
            <text:p>40</text:p>
          </table:table-cell>
          <table:table-cell office:value-type="float" office:value="21872" table:style-name="ce22">
            <text:p>21,872</text:p>
          </table:table-cell>
          <table:table-cell office:value-type="float" office:value="35" table:style-name="ce22">
            <text:p>35</text:p>
          </table:table-cell>
          <table:table-cell office:value-type="float" office:value="41627" table:style-name="ce22">
            <text:p>41,627</text:p>
          </table:table-cell>
          <table:table-cell office:value-type="float" office:value="8" table:style-name="ce22">
            <text:p>8</text:p>
          </table:table-cell>
          <table:table-cell office:value-type="float" office:value="1.0831239163890674" table:style-name="ce23">
            <text:p>1.08</text:p>
          </table:table-cell>
          <table:table-cell office:value-type="float" office:value="0" table:style-name="ce23">
            <text:p>0.00</text:p>
          </table:table-cell>
          <table:table-cell office:value-type="float" office:value="929.00085886057832" table:style-name="ce23">
            <text:p>929.00</text:p>
          </table:table-cell>
          <table:table-cell office:value-type="float" office:value="101" table:style-name="ce22">
            <text:p>101</text:p>
          </table:table-cell>
          <table:table-cell office:value-type="float" office:value="197" table:style-name="ce22">
            <text:p>197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台新國際商業銀行</text:p>
          </table:table-cell>
          <table:table-cell office:value-type="float" office:value="3848454" table:style-name="ce22">
            <text:p>3,848,454</text:p>
          </table:table-cell>
          <table:table-cell office:value-type="float" office:value="2683466" table:style-name="ce22">
            <text:p>2,683,466</text:p>
          </table:table-cell>
          <table:table-cell office:value-type="float" office:value="46351" table:style-name="ce22">
            <text:p>46,351</text:p>
          </table:table-cell>
          <table:table-cell office:value-type="float" office:value="15238" table:style-name="ce22">
            <text:p>15,238</text:p>
          </table:table-cell>
          <table:table-cell office:value-type="float" office:value="10066680" table:style-name="ce22">
            <text:p>10,066,680</text:p>
          </table:table-cell>
          <table:table-cell office:value-type="float" office:value="13936235" table:style-name="ce22">
            <text:p>13,936,235</text:p>
          </table:table-cell>
          <table:table-cell office:value-type="float" office:value="17136421" table:style-name="ce22">
            <text:p>17,136,421</text:p>
          </table:table-cell>
          <table:table-cell office:value-type="float" office:value="115181" table:style-name="ce22">
            <text:p>115,181</text:p>
          </table:table-cell>
          <table:table-cell office:value-type="float" office:value="0.23225821962066973" table:style-name="ce23">
            <text:p>0.23</text:p>
          </table:table-cell>
          <table:table-cell office:value-type="float" office:value="4.6227666302738248E-3" table:style-name="ce23">
            <text:p>0.00</text:p>
          </table:table-cell>
          <table:table-cell office:value-type="float" office:value="613.07354782322909" table:style-name="ce23">
            <text:p>613.07</text:p>
          </table:table-cell>
          <table:table-cell office:value-type="float" office:value="26745" table:style-name="ce22">
            <text:p>26,745</text:p>
          </table:table-cell>
          <table:table-cell office:value-type="float" office:value="52574" table:style-name="ce22">
            <text:p>52,574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大眾商業銀行</text:p>
          </table:table-cell>
          <table:table-cell office:value-type="float" office:value="596146" table:style-name="ce22">
            <text:p>596,146</text:p>
          </table:table-cell>
          <table:table-cell office:value-type="float" office:value="322609" table:style-name="ce22">
            <text:p>322,609</text:p>
          </table:table-cell>
          <table:table-cell office:value-type="float" office:value="6802" table:style-name="ce22">
            <text:p>6,802</text:p>
          </table:table-cell>
          <table:table-cell office:value-type="float" office:value="6208" table:style-name="ce22">
            <text:p>6,208</text:p>
          </table:table-cell>
          <table:table-cell office:value-type="float" office:value="902883" table:style-name="ce22">
            <text:p>902,883</text:p>
          </table:table-cell>
          <table:table-cell office:value-type="float" office:value="3620357" table:style-name="ce22">
            <text:p>3,620,357</text:p>
          </table:table-cell>
          <table:table-cell office:value-type="float" office:value="1722493" table:style-name="ce22">
            <text:p>1,722,493</text:p>
          </table:table-cell>
          <table:table-cell office:value-type="float" office:value="27279" table:style-name="ce22">
            <text:p>27,279</text:p>
          </table:table-cell>
          <table:table-cell office:value-type="float" office:value="2.4006203202907631E-3" table:style-name="ce23">
            <text:p>0.00</text:p>
          </table:table-cell>
          <table:table-cell office:value-type="float" office:value="2.4006203202907631E-3" table:style-name="ce23">
            <text:p>0.00</text:p>
          </table:table-cell>
          <table:table-cell office:value-type="float" office:value="526.86089013819026" table:style-name="ce23">
            <text:p>526.86</text:p>
          </table:table-cell>
          <table:table-cell office:value-type="float" office:value="9613" table:style-name="ce22">
            <text:p>9,613</text:p>
          </table:table-cell>
          <table:table-cell office:value-type="float" office:value="19763" table:style-name="ce22">
            <text:p>19,763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日盛國際商業銀行</text:p>
          </table:table-cell>
          <table:table-cell office:value-type="float" office:value="173592" table:style-name="ce22">
            <text:p>173,592</text:p>
          </table:table-cell>
          <table:table-cell office:value-type="float" office:value="96328" table:style-name="ce22">
            <text:p>96,328</text:p>
          </table:table-cell>
          <table:table-cell office:value-type="float" office:value="388" table:style-name="ce22">
            <text:p>388</text:p>
          </table:table-cell>
          <table:table-cell office:value-type="float" office:value="979" table:style-name="ce22">
            <text:p>979</text:p>
          </table:table-cell>
          <table:table-cell office:value-type="float" office:value="422336" table:style-name="ce22">
            <text:p>422,336</text:p>
          </table:table-cell>
          <table:table-cell office:value-type="float" office:value="221199" table:style-name="ce22">
            <text:p>221,199</text:p>
          </table:table-cell>
          <table:table-cell office:value-type="float" office:value="388480" table:style-name="ce22">
            <text:p>388,480</text:p>
          </table:table-cell>
          <table:table-cell office:value-type="float" office:value="3673" table:style-name="ce22">
            <text:p>3,673</text:p>
          </table:table-cell>
          <table:table-cell office:value-type="float" office:value="0.28714682037074629" table:style-name="ce23">
            <text:p>0.29</text:p>
          </table:table-cell>
          <table:table-cell office:value-type="float" office:value="0" table:style-name="ce23">
            <text:p>0.00</text:p>
          </table:table-cell>
          <table:table-cell office:value-type="float" office:value="226.00528918390242" table:style-name="ce23">
            <text:p>226.01</text:p>
          </table:table-cell>
          <table:table-cell office:value-type="float" office:value="1100" table:style-name="ce22">
            <text:p>1,100</text:p>
          </table:table-cell>
          <table:table-cell office:value-type="float" office:value="2651" table:style-name="ce22">
            <text:p>2,651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安泰商業銀行</text:p>
          </table:table-cell>
          <table:table-cell office:value-type="float" office:value="181148" table:style-name="ce22">
            <text:p>181,148</text:p>
          </table:table-cell>
          <table:table-cell office:value-type="float" office:value="68981" table:style-name="ce22">
            <text:p>68,981</text:p>
          </table:table-cell>
          <table:table-cell office:value-type="float" office:value="523" table:style-name="ce22">
            <text:p>523</text:p>
          </table:table-cell>
          <table:table-cell office:value-type="float" office:value="447" table:style-name="ce22">
            <text:p>447</text:p>
          </table:table-cell>
          <table:table-cell office:value-type="float" office:value="358453" table:style-name="ce22">
            <text:p>358,453</text:p>
          </table:table-cell>
          <table:table-cell office:value-type="float" office:value="1277469" table:style-name="ce22">
            <text:p>1,277,469</text:p>
          </table:table-cell>
          <table:table-cell office:value-type="float" office:value="386117" table:style-name="ce22">
            <text:p>386,117</text:p>
          </table:table-cell>
          <table:table-cell office:value-type="float" office:value="949" table:style-name="ce22">
            <text:p>949</text:p>
          </table:table-cell>
          <table:table-cell office:value-type="float" office:value="0.35801766595579709" table:style-name="ce23">
            <text:p>0.36</text:p>
          </table:table-cell>
          <table:table-cell office:value-type="float" office:value="1.7915689652874874E-2" table:style-name="ce23">
            <text:p>0.02</text:p>
          </table:table-cell>
          <table:table-cell office:value-type="float" office:value="216.85047105440555" table:style-name="ce23">
            <text:p>216.8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中國信託商業銀行</text:p>
          </table:table-cell>
          <table:table-cell office:value-type="float" office:value="6042236" table:style-name="ce22">
            <text:p>6,042,236</text:p>
          </table:table-cell>
          <table:table-cell office:value-type="float" office:value="3888246" table:style-name="ce22">
            <text:p>3,888,246</text:p>
          </table:table-cell>
          <table:table-cell office:value-type="float" office:value="69826" table:style-name="ce22">
            <text:p>69,826</text:p>
          </table:table-cell>
          <table:table-cell office:value-type="float" office:value="36004" table:style-name="ce22">
            <text:p>36,004</text:p>
          </table:table-cell>
          <table:table-cell office:value-type="float" office:value="14806003" table:style-name="ce22">
            <text:p>14,806,003</text:p>
          </table:table-cell>
          <table:table-cell office:value-type="float" office:value="12478817" table:style-name="ce22">
            <text:p>12,478,817</text:p>
          </table:table-cell>
          <table:table-cell office:value-type="float" office:value="24933262" table:style-name="ce22">
            <text:p>24,933,262</text:p>
          </table:table-cell>
          <table:table-cell office:value-type="float" office:value="458150" table:style-name="ce22">
            <text:p>458,150</text:p>
          </table:table-cell>
          <table:table-cell office:value-type="float" office:value="0.15398718047102425" table:style-name="ce23">
            <text:p>0.15</text:p>
          </table:table-cell>
          <table:table-cell office:value-type="float" office:value="2.5880770728671228E-4" table:style-name="ce23">
            <text:p>0.00</text:p>
          </table:table-cell>
          <table:table-cell office:value-type="float" office:value="616.19558642125185" table:style-name="ce23">
            <text:p>616.20</text:p>
          </table:table-cell>
          <table:table-cell office:value-type="float" office:value="61957" table:style-name="ce22">
            <text:p>61,957</text:p>
          </table:table-cell>
          <table:table-cell office:value-type="float" office:value="125377" table:style-name="ce22">
            <text:p>125,377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台灣樂天信用卡股份有限公司</text:p>
          </table:table-cell>
          <table:table-cell office:value-type="float" office:value="233475" table:style-name="ce22">
            <text:p>233,475</text:p>
          </table:table-cell>
          <table:table-cell office:value-type="float" office:value="166980" table:style-name="ce22">
            <text:p>166,980</text:p>
          </table:table-cell>
          <table:table-cell office:value-type="float" office:value="12471" table:style-name="ce22">
            <text:p>12,471</text:p>
          </table:table-cell>
          <table:table-cell office:value-type="float" office:value="489" table:style-name="ce22">
            <text:p>489</text:p>
          </table:table-cell>
          <table:table-cell office:value-type="float" office:value="151712" table:style-name="ce22">
            <text:p>151,712</text:p>
          </table:table-cell>
          <table:table-cell office:value-type="float" office:value="271038" table:style-name="ce22">
            <text:p>271,038</text:p>
          </table:table-cell>
          <table:table-cell office:value-type="float" office:value="877666" table:style-name="ce22">
            <text:p>877,666</text:p>
          </table:table-cell>
          <table:table-cell office:value-type="float" office:value="1015" table:style-name="ce22">
            <text:p>1,015</text:p>
          </table:table-cell>
          <table:table-cell office:value-type="float" office:value="0.16020166400352637" table:style-name="ce23">
            <text:p>0.16</text:p>
          </table:table-cell>
          <table:table-cell office:value-type="float" office:value="1.467022976472533E-2" table:style-name="ce23">
            <text:p>0.01</text:p>
          </table:table-cell>
          <table:table-cell office:value-type="float" office:value="283.24882261777583" table:style-name="ce23">
            <text:p>283.25</text:p>
          </table:table-cell>
          <table:table-cell office:value-type="float" office:value="277" table:style-name="ce22">
            <text:p>277</text:p>
          </table:table-cell>
          <table:table-cell office:value-type="float" office:value="1064" table:style-name="ce22">
            <text:p>1,064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台灣美國運通國際(股)公司</text:p>
          </table:table-cell>
          <table:table-cell office:value-type="float" office:value="170153" table:style-name="ce22">
            <text:p>170,153</text:p>
          </table:table-cell>
          <table:table-cell office:value-type="float" office:value="112369" table:style-name="ce22">
            <text:p>112,369</text:p>
          </table:table-cell>
          <table:table-cell office:value-type="float" office:value="2755" table:style-name="ce22">
            <text:p>2,755</text:p>
          </table:table-cell>
          <table:table-cell office:value-type="float" office:value="2685" table:style-name="ce22">
            <text:p>2,685</text:p>
          </table:table-cell>
          <table:table-cell office:value-type="float" office:value="352607" table:style-name="ce22">
            <text:p>352,607</text:p>
          </table:table-cell>
          <table:table-cell office:value-type="float" office:value="0" table:style-name="ce22">
            <text:p>0</text:p>
          </table:table-cell>
          <table:table-cell office:value-type="float" office:value="3205755" table:style-name="ce22">
            <text:p>3,205,755</text:p>
          </table:table-cell>
          <table:table-cell office:value-type="float" office:value="1558" table:style-name="ce22">
            <text:p>1,558</text:p>
          </table:table-cell>
          <table:table-cell office:value-type="float" office:value="0.14088150761877649" table:style-name="ce23">
            <text:p>0.14</text:p>
          </table:table-cell>
          <table:table-cell office:value-type="float" office:value="0" table:style-name="ce23">
            <text:p>0.00</text:p>
          </table:table-cell>
          <table:table-cell office:value-type="float" office:value="432.50119468093345" table:style-name="ce23">
            <text:p>432.50</text:p>
          </table:table-cell>
          <table:table-cell office:value-type="float" office:value="1944" table:style-name="ce22">
            <text:p>1,944</text:p>
          </table:table-cell>
          <table:table-cell office:value-type="float" office:value="6142" table:style-name="ce22">
            <text:p>6,142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1">
            <text:p>台灣永旺信用卡(股)公司</text:p>
          </table:table-cell>
          <table:table-cell office:value-type="float" office:value="77367" table:style-name="ce22">
            <text:p>77,367</text:p>
          </table:table-cell>
          <table:table-cell office:value-type="float" office:value="34824" table:style-name="ce22">
            <text:p>34,824</text:p>
          </table:table-cell>
          <table:table-cell office:value-type="float" office:value="61" table:style-name="ce22">
            <text:p>61</text:p>
          </table:table-cell>
          <table:table-cell office:value-type="float" office:value="666" table:style-name="ce22">
            <text:p>666</text:p>
          </table:table-cell>
          <table:table-cell office:value-type="float" office:value="260701" table:style-name="ce22">
            <text:p>260,701</text:p>
          </table:table-cell>
          <table:table-cell office:value-type="float" office:value="39123" table:style-name="ce22">
            <text:p>39,123</text:p>
          </table:table-cell>
          <table:table-cell office:value-type="float" office:value="140877" table:style-name="ce22">
            <text:p>140,877</text:p>
          </table:table-cell>
          <table:table-cell office:value-type="float" office:value="1935" table:style-name="ce22">
            <text:p>1,935</text:p>
          </table:table-cell>
          <table:table-cell office:value-type="float" office:value="1.1279807194666955" table:style-name="ce23">
            <text:p>1.13</text:p>
          </table:table-cell>
          <table:table-cell office:value-type="float" office:value="0.19832840248113273" table:style-name="ce23">
            <text:p>0.20</text:p>
          </table:table-cell>
          <table:table-cell office:value-type="float" office:value="1764.84920057098" table:style-name="ce23">
            <text:p>1,764.85</text:p>
          </table:table-cell>
          <table:table-cell office:value-type="float" office:value="2185" table:style-name="ce22">
            <text:p>2,185</text:p>
          </table:table-cell>
          <table:table-cell office:value-type="float" office:value="4355" table:style-name="ce22">
            <text:p>4,355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25">
            <text:p>總計</text:p>
          </table:table-cell>
          <table:table-cell office:value-type="float" office:value="40518999" table:formula="msoxl:=SUM(B9:B44)" table:style-name="ce22">
            <text:p>40,518,999</text:p>
          </table:table-cell>
          <table:table-cell office:value-type="float" office:value="26729764" table:formula="msoxl:=SUM(C9:C44)" table:style-name="ce22">
            <text:p>26,729,764</text:p>
          </table:table-cell>
          <table:table-cell office:value-type="float" office:value="420400" table:formula="msoxl:=SUM(D9:D44)" table:style-name="ce22">
            <text:p>420,400</text:p>
          </table:table-cell>
          <table:table-cell office:value-type="float" office:value="394845" table:formula="msoxl:=SUM(E9:E44)" table:style-name="ce22">
            <text:p>394,845</text:p>
          </table:table-cell>
          <table:table-cell office:value-type="float" office:value="107237254" table:formula="msoxl:=SUM(F9:F44)" table:style-name="ce22">
            <text:p>107,237,254</text:p>
          </table:table-cell>
          <table:table-cell office:value-type="float" office:value="95207951" table:formula="msoxl:=SUM(G9:G44)" table:style-name="ce22">
            <text:p>95,207,951</text:p>
          </table:table-cell>
          <table:table-cell office:value-type="float" office:value="184982263" table:formula="msoxl:=SUM(H9:H44)" table:style-name="ce22">
            <text:p>184,982,263</text:p>
          </table:table-cell>
          <table:table-cell office:value-type="float" office:value="1382819" table:formula="msoxl:=SUM(I9:I44)" table:style-name="ce22">
            <text:p>1,382,819</text:p>
          </table:table-cell>
          <table:table-cell office:value-type="float" office:value="0.27686608073294938" table:style-name="ce23">
            <text:p>0.28</text:p>
          </table:table-cell>
          <table:table-cell office:value-type="float" office:value="3.8328631856315201E-2" table:style-name="ce23">
            <text:p>0.04</text:p>
          </table:table-cell>
          <table:table-cell office:value-type="float" office:value="565.8409717977172" table:style-name="ce23">
            <text:p>565.84</text:p>
          </table:table-cell>
          <table:table-cell office:value-type="float" office:value="320866" table:formula="msoxl:=SUM(M9:M44)" table:style-name="ce22">
            <text:p>320,866</text:p>
          </table:table-cell>
          <table:table-cell office:value-type="float" office:value="762489" table:formula="msoxl:=SUM(N9:N44)" table:style-name="ce22">
            <text:p>762,489</text:p>
          </table:table-cell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一、資料來源：各金融機構自行申報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二、揭露項目及認定標準：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1.流通卡數：發卡總數減停卡總數，且卡片狀況為正常者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2.有效卡數：最近六個月有消費紀錄之卡，不含Debit卡，只有郵購分期交易亦算有效卡，不含只有循環繳款之卡片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3.當月發卡數：不含補發卡、續卡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4.當月停卡數：指新增停卡部分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5.循環信用餘額：係指持卡人使用循環信用之餘額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6.未到期分期付款餘額：包括預借現金分期、消費帳款分期及帳單分期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7.當月簽帳金額：係指持卡人當月刷卡消費金額，如屬分期消費帳款應於消費當月全數申報本欄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8.當月預借現金金額：係指持卡人當月動用預借現金金額，如屬分期預借現金應於動用當月全數申報本欄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9.逾期帳款：指持卡人每月繳款金額未達最低應繳金額、及雖未超逾期限但已向主、從債務人訴追者，其應付帳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　　　　　　款。若持卡人已逾期達數月，而嗣後繳付金額僅涵蓋一個月的最低應繳金額，則逾期期間減少一個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　　　　　　月，須俟持卡人將所積欠各期最低應繳金額全部償還後，始得回復為未逾期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style-name="ro2">
          <table:table-cell office:value-type="string" table:style-name="ce5">
            <text:p>　10.備抵呆帳提足率：實際提列備抵呆帳占應提備抵呆帳之比率。</text:p>
          </table:table-cell>
          <table:table-cell table:number-columns-repeated="13" table:style-name="ce5"/>
          <table:table-cell table:style-name="ce1"/>
          <table:table-cell table:style-name="ce24"/>
          <table:table-cell table:number-columns-repeated="16368"/>
        </table:table-row>
        <table:table-row table:number-rows-repeated="5" table:style-name="ro2">
          <table:table-cell table:number-columns-repeated="14" table:style-name="ce3"/>
          <table:table-cell table:number-columns-repeated="16370" table:style-name="ce1"/>
        </table:table-row>
        <table:table-row table:number-rows-repeated="12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table:number-columns-repeated="14" table:style-name="ce5"/>
          <table:table-cell table:number-columns-repeated="16370"/>
        </table:table-row>
        <table:table-row table:number-rows-repeated="104849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590551181102362in" fo:margin-right="0.196850393700787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.590551181102362in" fo:margin-right="0.196850393700787in" fo:margin-bottom="0in"/>
      </style:header-style>
      <style:footer-style>
        <style:header-footer-properties fo:min-height="0.433070866141732in" fo:margin-left="0.590551181102362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何佳怡</meta:initial-creator>
    <dc:creator>何佳怡</dc:creator>
    <meta:creation-date>2017-03-31T09:06:47Z</meta:creation-date>
    <dc:date>2017-03-31T09:09:19Z</dc:date>
    <meta:print-date>2017-03-31T09:08:50Z</meta:print-date>
  </office:meta>
</office:document-meta>
</file>